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300000039C749E6DE507B5324.png" manifest:media-type="image/png"/>
  <manifest:file-entry manifest:full-path="Pictures/100002010000012C0000012F3EED39688AFA2AC4.png" manifest:media-type="image/png"/>
  <manifest:file-entry manifest:full-path="Pictures/1000000000000020000000204B249CA79A42C6D7.png" manifest:media-type="image/png"/>
  <manifest:file-entry manifest:full-path="Pictures/1000020100000047000000474D070DFDC21E79F1.png" manifest:media-type="image/png"/>
  <manifest:file-entry manifest:full-path="Pictures/10000201000004B000000351BED104BAD32F0E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497cm"/>
    </style:style>
    <style:style style:name="pr2" style:family="presentation" style:parent-style-name="Default-title">
      <style:graphic-properties draw:auto-grow-height="true" fo:min-height="2.54cm"/>
    </style:style>
    <style:style style:name="pr3" style:family="presentation" style:parent-style-name="Default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2">
      <style:graphic-properties fo:min-height="12.797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2">
      <style:graphic-properties fo:min-height="13.633cm"/>
    </style:style>
    <style:style style:name="pr8" style:family="presentation" style:parent-style-name="Fedora-outline1" style:list-style-name="L2">
      <style:graphic-properties fo:min-height="12.797cm"/>
    </style:style>
    <style:style style:name="pr9" style:family="presentation" style:parent-style-name="Fedora-outline1" style:list-style-name="L2">
      <style:graphic-properties fo:min-height="14.014cm"/>
    </style:style>
    <style:style style:name="pr10" style:family="presentation" style:parent-style-name="Fedora-outline1" style:list-style-name="L2">
      <style:graphic-properties fo:min-height="12.797cm"/>
    </style:style>
    <style:style style:name="pr11" style:family="presentation" style:parent-style-name="Fedora-outline1" style:list-style-name="L2">
      <style:graphic-properties fo:min-height="13.5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language="en" fo:country="US" style:font-size-asian="32pt" style:font-size-complex="32pt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text-properties style:font-name="Comfortaa7" fo:font-size="36pt" fo:language="en" fo:country="US" style:font-size-asian="36pt" style:font-size-complex="36pt"/>
    </style:style>
    <style:style style:name="P7" style:family="paragraph">
      <style:paragraph-properties fo:text-align="start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ffff6d" fo:language="en" fo:country="US" fo:font-weight="bold" style:font-weight-asian="bold" style:font-weight-complex="bold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style:font-name="DejaVu Sans" fo:font-size="36pt" fo:language="en" fo:country="US" style:font-size-asian="36pt" style:font-size-complex="36pt"/>
    </style:style>
    <style:style style:name="T5" style:family="text">
      <style:text-properties style:font-name="Comfortaa7" fo:font-size="36pt" fo:language="en" fo:country="US" style:font-size-asian="36pt" style:font-size-complex="36pt"/>
    </style:style>
    <style:style style:name="T6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ffff6d" style:font-name="DejaVu Sans"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style:font-name="Comfortaa7"/>
    </style:style>
    <style:style style:name="T9" style:family="text">
      <style:text-properties fo:color="#ffff6d" style:font-name="Comfortaa7" fo:font-weight="bold" style:font-weight-asian="bold" style:font-weight-complex="bold"/>
    </style:style>
    <style:style style:name="T10" style:family="text">
      <style:text-properties style:font-name="DejaVu Sans"/>
    </style:style>
    <style:style style:name="T11" style:family="text">
      <style:text-properties fo:color="#ffff6d" style:font-name="DejaVu Sans"/>
    </style:style>
    <style:style style:name="T12" style:family="text">
      <style:text-properties fo:color="#eeeff0" style:text-outline="false" style:text-line-through-style="none" style:text-line-through-type="none" style:font-name="Comfortaa7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eeff0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Comfortaa7"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Comfortaa7" fo:font-size="32pt" fo:font-style="normal" fo:text-shadow="none" style:text-underline-style="none" style:letter-kerning="true" style:font-name-asian="DejaVu Sans1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6" style:family="text">
      <style:text-properties fo:color="#ffff6d" style:text-outline="false" style:text-line-through-style="none" style:text-line-through-type="none" style:font-name="Comfortaa7" fo:font-size="32pt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6d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525cm" svg:height="8.497cm" svg:x="2.99cm" svg:y="5.675cm" presentation:class="title" presentation:user-transformed="true">
          <draw:text-box>
            <text:p text:style-name="P1"><text:span text:style-name="T1">Status of </text:span><text:span text:style-name="T2">stable</text:span><text:span text:style-name="T1"> API and stable ABI in Python 3.8</text:span></text:p>
          </draw:text-box>
        </draw:frame>
        <draw:frame presentation:style-name="pr2" draw:text-style-name="P4" draw:layer="layout" svg:width="14.968cm" svg:height="2.54cm" svg:x="9.15cm" svg:y="16.543cm" presentation:class="title" presentation:user-transformed="true">
          <draw:text-box>
            <text:p text:style-name="P3"><text:span text:style-name="T3">Victor Sti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6" draw:layer="layout" svg:width="25.199cm" svg:height="12.797cm" svg:x="1.4cm" svg:y="5.476cm" presentation:class="outline" presentation:user-transformed="true">
          <draw:text-box>
            <text:list text:style-name="L2">
              <text:list-item>
                <text:p><text:span text:style-name="T4">Include/</text:span><text:span text:style-name="T5">: </text:span><text:span text:style-name="T6">public stable</text:span><text:span text:style-name="T5"> API</text:span></text:p>
              </text:list-item>
              <text:list-item>
                <text:p><text:span text:style-name="T4">Include/cpython/</text:span><text:span text:style-name="T5">: unstable </text:span><text:span text:style-name="T6">CPython specific</text:span><text:span text:style-name="T5"> API</text:span></text:p>
              </text:list-item>
              <text:list-item>
                <text:p><text:span text:style-name="T4">Include/internal/</text:span><text:span text:style-name="T5">: </text:span><text:span text:style-name="T6">internal</text:span><text:span text:style-name="T5"> API, used by CPython</text:span></text:p>
              </text:list-item>
              <text:list-item>
                <text:p><text:span text:style-name="T5">Reduce risk of adding an API into the public stable API by mistake</text:span></text:p>
              </text:list-item>
            </text:list>
          </draw:text-box>
        </draw:frame>
        <draw:frame presentation:style-name="pr5" draw:text-style-name="P7" draw:layer="layout" svg:width="22.525cm" svg:height="2.54cm" svg:x="1.506cm" svg:y="1.705cm" presentation:class="title" presentation:user-transformed="true">
          <draw:text-box>
            <text:p text:style-name="P3"><text:span text:style-name="T1">Include subdirecto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7" draw:text-style-name="P6" draw:layer="layout" svg:width="25.199cm" svg:height="13.633cm" svg:x="1.4cm" svg:y="5.476cm" presentation:class="outline" presentation:user-transformed="true">
          <draw:text-box>
            <text:list text:style-name="L2">
              <text:list-item>
                <text:p><text:span text:style-name="T4">“</text:span><text:span text:style-name="T4">#define MACRO(…) ….” </text:span><text:span text:style-name="T5">is error-prone</text:span></text:p>
              </text:list-item>
              <text:list-item>
                <text:p><text:span text:style-name="T4">static inline </text:span><text:span text:style-name="T7">PyObject*</text:span><text:span text:style-name="T4"> _PyObject_INIT(</text:span><text:span text:style-name="T7">PyObject *</text:span><text:span text:style-name="T4">op, </text:span><text:span text:style-name="T7">PyTypeObject *</text:span><text:span text:style-name="T4">typeobj)</text:span></text:p>
              </text:list-item>
              <text:list-item>
                <text:p><text:span text:style-name="T5">result and parameter types</text:span></text:p>
              </text:list-item>
              <text:list-item>
                <text:p><text:span text:style-name="T5">Better variable scope, avoid conflict</text:span></text:p>
              </text:list-item>
              <text:list-item>
                <text:p><text:span text:style-name="T5">No “</text:span><text:span text:style-name="T4">do { ... } while (0)”</text:span><text:span text:style-name="T5"> hack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static in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8" draw:text-style-name="P6" draw:layer="layout" svg:width="25.199cm" svg:height="12.797cm" svg:x="1.4cm" svg:y="5.476cm" presentation:class="outline" presentation:user-transformed="true">
          <draw:text-box>
            <text:list text:style-name="L3">
              <text:list-item>
                <text:p><text:span text:style-name="T8">Now </text:span><text:span text:style-name="T9">installed</text:span><text:span text:style-name="T8"> by </text:span><text:span text:style-name="T10">make install</text:span></text:p>
              </text:list-item>
              <text:list-item>
                <text:p><text:span text:style-name="T8">C extension must opt-in: define </text:span><text:span text:style-name="T11">Py_BUILD_CORE_MODULE</text:span></text:p>
              </text:list-item>
              <text:list-item>
                <text:p><text:span text:style-name="T8">Many "</text:span><text:span text:style-name="T10">_Py</text:span><text:span text:style-name="T8">" functions </text:span><text:span text:style-name="T9">made internal</text:span><text:span text:style-name="T8">,</text:span><text:span text:style-name="T8"><text:line-break/></text:span><text:span text:style-name="T8">ex: </text:span><text:span text:style-name="T10">_PyBuiltin_Init()</text:span></text:p>
              </text:list-item>
              <text:list-item>
                <text:p><text:span text:style-name="T12">API surrounded by "</text:span><text:span text:style-name="T13">#ifdef Py_BUILD_CORE</text:span><text:span text:style-name="T12">" moved to internal,</text:span><text:span text:style-name="T12"><text:line-break/></text:span><text:span text:style-name="T12">ex: </text:span><text:span text:style-name="T10">_PyGC_Fini()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Internal AP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9" draw:text-style-name="P6" draw:layer="layout" svg:width="25.199cm" svg:height="14.014cm" svg:x="1.4cm" svg:y="5.476cm" presentation:class="outline" presentation:user-transformed="true">
          <draw:text-box>
            <text:list text:style-name="L3">
              <text:list-item>
                <text:p><text:span text:style-name="T8">Py_TRACE_REFS disabled in debug build:</text:span><text:span text:style-name="T8"><text:line-break/></text:span><text:span text:style-name="T8">debug and release are </text:span><text:span text:style-name="T9">ABI compatible</text:span></text:p>
              </text:list-item>
              <text:list-item>
                <text:p><text:span text:style-name="T8">C extensions no longer linked to </text:span><text:span text:style-name="T9">libpython</text:span><text:span text:style-name="T8"> on Unix, but Android</text:span></text:p>
              </text:list-item>
              <text:list-item>
                <text:p><text:span text:style-name="T8">Debug build looks for release libraries</text:span></text:p>
                <text:list>
                  <text:list-item>
                    <text:p><text:span text:style-name="T14">.</text:span><text:span text:style-name="T9">cpython-38d</text:span><text:span text:style-name="T8">-x86_64-linux-gnu.so</text:span></text:p>
                  </text:list-item>
                  <text:list-item>
                    <text:p><text:span text:style-name="T14">.</text:span><text:span text:style-name="T9">cpython-38</text:span><text:span text:style-name="T8">-x86_64-linux-gnu.so (new!)</text:span></text:p>
                  </text:list-item>
                  <text:list-item>
                    <text:p><text:span text:style-name="T8">.</text:span><text:span text:style-name="T9">abi3</text:span><text:span text:style-name="T8">.so (new!)</text:span></text:p>
                  </text:list-item>
                </text:list>
              </text:list-item>
              <text:list-item>
                <text:p><text:span text:style-name="T8">Debug runs more checks at runtime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Debug bui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10" draw:text-style-name="P6" draw:layer="layout" svg:width="25.199cm" svg:height="12.797cm" svg:x="1.4cm" svg:y="5.476cm" presentation:class="outline" presentation:user-transformed="true">
          <draw:text-box>
            <text:list text:style-name="L3">
              <text:list-item>
                <text:p><text:span text:style-name="T8">Eric Snow's PEP 554: Multiple Interpreters in the Stdlib</text:span></text:p>
              </text:list-item>
              <text:list-item>
                <text:p><text:span text:style-name="T8">Load 2 C module instance</text:span></text:p>
              </text:list-item>
              <text:list-item>
                <text:p><text:span text:style-name="T8">Release memory at exit.</text:span></text:p>
              </text:list-item>
              <text:list-item>
                <text:p><text:span text:style-name="T15">Any </text:span><text:span text:style-name="T16">shared</text:span><text:span text:style-name="T15"> resource means </text:span><text:span text:style-name="T16">locking</text:span><text:span text:style-name="T12">: bad for parallelism. </text:span><text:span text:style-name="T8">One "GIL" per interpreter.</text:span></text:p>
              </text:list-item>
              <text:list-item>
                <text:p><text:span text:style-name="T8">See Petr Viktorin's talk :-)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Get ride of glob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11" draw:text-style-name="P6" draw:layer="layout" svg:width="25.199cm" svg:height="13.554cm" svg:x="1.4cm" svg:y="5.476cm" presentation:class="outline" presentation:user-transformed="true">
          <draw:text-box>
            <text:list text:style-name="L3">
              <text:list-item>
                <text:p><text:span text:style-name="T8">Guidelines to prevent mistakes when adding </text:span><text:span text:style-name="T9">new</text:span><text:span text:style-name="T8"> APIs</text:span></text:p>
              </text:list-item>
              <text:list-item>
                <text:p><text:span text:style-name="T8">Big issue: </text:span><text:span text:style-name="T9">borrowed references</text:span><text:span text:style-name="T8">, ex: Py_TYPE(obj)</text:span></text:p>
              </text:list-item>
              <text:list-item>
                <text:p><text:span text:style-name="T8">"</text:span><text:span text:style-name="T10">Py_REFCNT(obj) = 1</text:span><text:span text:style-name="T8">" : Add </text:span><text:span text:style-name="T10">Py_SET_REFCNT(obj, refnct)</text:span><text:span text:style-name="T8">?</text:span></text:p>
              </text:list-item>
              <text:list-item>
                <text:p><text:span text:style-name="T9">Static </text:span><text:span text:style-name="T17">PyTypeObject</text:span><text:span text:style-name="T8">: big blocker issue for stable ABI. </text:span><text:span text:style-name="T10">PyType_FromSpec()</text:span><text:span text:style-name="T8">?</text:span></text:p>
              </text:list-item>
              <text:list-item>
                <text:p><text:span text:style-name="T8">Hide more implementation details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omfortaa8" svg:font-family="Comfortaa" style:font-family-generic="swiss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2M23S</meta:editing-duration>
    <meta:editing-cycles>493</meta:editing-cycles>
    <meta:generator>LibreOffice/6.1.5.2$Linux_X86_64 LibreOffice_project/10$Build-2</meta:generator>
    <dc:title>FAT Python - FOSDEM 2016</dc:title>
    <dc:date>2019-05-01T14:58:58.913748549</dc:date>
    <meta:document-statistic meta:object-count="82"/>
  </office:meta>
</office:document-meta>
</file>